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2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5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6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7">
    </style:style>
    <style:style style:name="P70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while-loops"/>While Loops<text:bookmark-end text:name="while-loops"/></text:h>
      <text:h text:style-name="Heading_20_2" text:outline-level="2"><text:bookmark-start text:name="introduction-to-while-loops"/>Introduction to <text:span text:style-name="Source_Text">while</text:span> loops<text:bookmark-end text:name="introduction-to-while-loops"/></text:h>
      <text:list text:style-name="L1">
        <text:list-item>
          <text:p text:style-name="P1">There are two basic types of decision structures in all programming languages. We’ve just learned about the first, which is the “selection structure,” or <text:span text:style-name="Source_Text">if</text:span> statement. This allows the program to choose whether or not to execute a block of code, based on a condition.</text:p>
        </text:list-item>
        <text:list-item>
          <text:p text:style-name="P1">The second basic decision structure is the loop, which allows the program to execute the same block of code repeatedly, and choose when to stop based on a condition.</text:p>
        </text:list-item>
        <text:list-item>
          <text:p text:style-name="P1">The <text:span text:style-name="T1">while statement</text:span> executes a block of code repeatedly, <text:span text:style-name="T2">as long as a condition is true</text:span>. You can also think of it as executing the code repeatedly <text:span text:style-name="T2">until a condition is false</text:span></text:p>
        </text:list-item>
      </text:list>
      <text:h text:style-name="Heading_20_2" text:outline-level="2"><text:bookmark-start text:name="example-code-with-a-while-loop"/>Example code with a <text:span text:style-name="Source_Text">while</text:span> loop<text:bookmark-end text:name="example-code-with-a-while-loop"/></text:h>
      <text:p text:style-name="P2">int counter = 0;</text:p>
      <text:p text:style-name="P3">while(counter &lt;= 3)</text:p>
      <text:p text:style-name="P4">{</text:p>
      <text:p text:style-name="P5"><text:s text:c="4"/>Console.WriteLine("Hello again!");</text:p>
      <text:p text:style-name="P6"><text:s text:c="4"/>Console.WriteLine(counter);</text:p>
      <text:p text:style-name="P7"><text:s text:c="4"/>counter++;</text:p>
      <text:p text:style-name="P8">}</text:p>
      <text:p text:style-name="P9">Console.WriteLine("Done");</text:p>
      <text:list text:style-name="L2">
        <text:list-item>
          <text:p text:style-name="P10">After the keyword <text:span text:style-name="Source_Text">while</text:span> is a condition, in parentheses: <text:span text:style-name="Source_Text">counter &lt;= 3</text:span></text:p>
        </text:list-item>
        <text:list-item>
          <text:p text:style-name="P10">On the next line after the <text:span text:style-name="Source_Text">while</text:span> statement, the curly brace begins a code block. The code in this block is “controlled” by the <text:span text:style-name="Source_Text">while</text:span> statement.</text:p>
        </text:list-item>
        <text:list-item>
          <text:p text:style-name="P10">The computer will repeatedly execute that block of code as long as the condition <text:span text:style-name="Source_Text">counter &lt;= 3</text:span> is true</text:p>
        </text:list-item>
        <text:list-item>
          <text:p text:style-name="P10">Note that inside this block of code is the statement <text:span text:style-name="Source_Text">counter++</text:span>, which increments <text:span text:style-name="Source_Text">counter</text:span> by 1. So eventually, <text:span text:style-name="Source_Text">counter</text:span> will be greater than 3, and the loop will stop because the condition is false.</text:p>
        </text:list-item>
        <text:list-item>
          <text:p text:style-name="P10">This program produces the following output:</text:p>
          <text:p text:style-name="P11">Hello again!</text:p>
          <text:p text:style-name="P12">0</text:p>
          <text:p text:style-name="P13">Hello again!</text:p>
          <text:p text:style-name="P14">1</text:p>
          <text:p text:style-name="P15">Hello again!</text:p>
          <text:p text:style-name="P16">2</text:p>
          <text:p text:style-name="P17">Hello again!</text:p>
          <text:p text:style-name="P18">3</text:p>
          <text:p text:style-name="P19">Done</text:p>
        </text:list-item>
      </text:list>
      <text:h text:style-name="Heading_20_2" text:outline-level="2"><text:bookmark-start text:name="syntax-and-rules-for-while-loops"/>Syntax and rules for <text:span text:style-name="Source_Text">while</text:span> loops<text:bookmark-end text:name="syntax-and-rules-for-while-loops"/></text:h>
      <text:list text:style-name="L3">
        <text:list-item>
          <text:p text:style-name="P20">Formally, the syntax for a <text:span text:style-name="Source_Text">while</text:span> loop is this:</text:p>
          <text:p text:style-name="P21">while(&lt;condition&gt;)</text:p>
          <text:p text:style-name="P22">{</text:p>
          <text:p text:style-name="P23"><text:s text:c="4"/>&lt;statements&gt;</text:p>
          <text:p text:style-name="P24">}</text:p>
        </text:list-item>
        <text:list-item>
          <text:p text:style-name="P20">Just like with an <text:span text:style-name="Source_Text">if</text:span> statement, the condition is any expression that produces a <text:span text:style-name="Source_Text">bool</text:span> value (including a <text:span text:style-name="Source_Text">bool</text:span> variable by itself)</text:p>
        </text:list-item>
        <text:list-item>
          <text:p text:style-name="P20">When the computer encounters a <text:span text:style-name="Source_Text">while</text:span> loop, it first evaluates the condition</text:p>
        </text:list-item>
        <text:list-item>
          <text:p text:style-name="P20">If the condition is false, the loop body (code block) is skipped, just like with an <text:span text:style-name="Source_Text">if</text:span> statement</text:p>
        </text:list-item>
        <text:list-item>
          <text:p text:style-name="P20">If the condition is true, the loop body is executed</text:p>
        </text:list-item>
        <text:list-item>
          <text:p text:style-name="P20">After executing the loop body, the computer goes back to the <text:span text:style-name="Source_Text">while</text:span> statement and evaluates the condition again to decide whether to execute the loop again</text:p>
        </text:list-item>
        <text:list-item>
          <text:p text:style-name="P20">Just like with an <text:span text:style-name="Source_Text">if</text:span> statement, the curly braces can be omitted if the loop body is just one statement:</text:p>
          <text:p text:style-name="P25">while(&lt;condition&gt;)</text:p>
          <text:p text:style-name="P26"><text:s text:c="4"/>&lt;statement&gt;</text:p>
        </text:list-item>
        <text:list-item>
          <text:p text:style-name="P20">Examining the example in detail</text:p>
        </text:list-item>
        <text:list-item>
          <text:p text:style-name="P20">When our example program executes, it initializes <text:span text:style-name="Source_Text">counter</text:span> to 0, then it encounters the loop</text:p>
        </text:list-item>
        <text:list-item>
          <text:p text:style-name="P20">It evaluates the condition <text:span text:style-name="Source_Text">counter &lt;= 0</text:span>, which is true, so it executes the loop’s body. The program displays “Hello again!” and “0” on the screen.</text:p>
        </text:list-item>
        <text:list-item>
          <text:p text:style-name="P20">At the end of the code block (after <text:span text:style-name="Source_Text">counter++</text:span>) the program returns to the <text:span text:style-name="Source_Text">while</text:span> statement and evaluates the condition again. 1 is less than 3, so it executes the loop’s body again.</text:p>
        </text:list-item>
        <text:list-item>
          <text:p text:style-name="P20">This process repeats two more times, and the program displays “Hello again!” with “2” and “3”</text:p>
        </text:list-item>
        <text:list-item>
          <text:p text:style-name="P20">After displaying “3”, <text:span text:style-name="Source_Text">counter++</text:span> increments <text:span text:style-name="Source_Text">counter</text:span> to 4. Then the program returns to the <text:span text:style-name="Source_Text">while</text:span> statement and evaluates the condition, but <text:span text:style-name="Source_Text">counter &lt;= 3</text:span> is false, so it skips the loop body and executes the last line of code (displaying “Done”)</text:p>
        </text:list-item>
      </text:list>
      <text:h text:style-name="Heading_20_2" text:outline-level="2"><text:bookmark-start text:name="while-loops-may-execute-zero-times"/>While loops may execute zero times<text:bookmark-end text:name="while-loops-may-execute-zero-times"/></text:h>
      <text:list text:style-name="L4">
        <text:list-item>
          <text:p text:style-name="P27">You might think that a “loop” always repeats code, but nothing requires a while loop to execute at least once</text:p>
        </text:list-item>
        <text:list-item>
          <text:p text:style-name="P27">If the condition is false when the computer first encounters the loop, the loop body is skipped</text:p>
        </text:list-item>
        <text:list-item>
          <text:p text:style-name="P27">For example, if we initialize <text:span text:style-name="Source_Text">counter</text:span> to 5 with our previous loop:</text:p>
          <text:p text:style-name="P28">int counter = 5;</text:p>
          <text:p text:style-name="P29">while(counter &lt;= 3)</text:p>
          <text:p text:style-name="P30">{</text:p>
          <text:p text:style-name="P31"><text:s text:c="4"/>Console.WriteLine("Hello again!");</text:p>
          <text:p text:style-name="P32"><text:s text:c="4"/>Console.WriteLine(counter);</text:p>
          <text:p text:style-name="P33"><text:s text:c="4"/>counter++;</text:p>
          <text:p text:style-name="P34">}</text:p>
          <text:p text:style-name="P35">Console.WriteLine("Done");</text:p>
          <text:p text:style-name="P27">The program will only display “Done,” because the body of the loop never executes. <text:span text:style-name="Source_Text">counter &lt;= 3</text:span> is false the first time it is evaluated, so the program skips the code block and continues on the next line.</text:p>
        </text:list-item>
      </text:list>
      <text:h text:style-name="Heading_20_2" text:outline-level="2"><text:bookmark-start text:name="ensuring-the-loop-ends"/>Ensuring the loop ends<text:bookmark-end text:name="ensuring-the-loop-ends"/></text:h>
      <text:list text:style-name="L5">
        <text:list-item>
          <text:p text:style-name="P36">If the loop condition is always true, the loop will never end, and your program will execute “forever” (until you forcibly stop it, or the computer shuts down)</text:p>
        </text:list-item>
        <text:list-item>
          <text:p text:style-name="P36">Obviously, if you use the value <text:span text:style-name="Source_Text">true</text:span> for the condition, the loop will execute forever, like in this example:</text:p>
          <text:p text:style-name="P37">int number = 1;</text:p>
          <text:p text:style-name="P38">while (true)</text:p>
          <text:p text:style-name="P39"><text:s text:c="4"/>Console.WriteLine(number++);</text:p>
        </text:list-item>
        <text:list-item>
          <text:p text:style-name="P36">If you do not intend your loop to execute forever, you must ensure the statements in the loop’s body do something to <text:span text:style-name="T2">change a variable</text:span> in the loop condition, otherwise the condition will stay true</text:p>
        </text:list-item>
        <text:list-item>
          <text:p text:style-name="P36">For example, this loop will execute forever because the loop condition uses the variable <text:span text:style-name="Source_Text">counter</text:span>, but the loop body does not change the value of <text:span text:style-name="Source_Text">counter</text:span>:</text:p>
          <text:p text:style-name="P40">int counter = 0;</text:p>
          <text:p text:style-name="P41">while(counter &lt;= 3)</text:p>
          <text:p text:style-name="P42">{</text:p>
          <text:p text:style-name="P43"><text:s text:c="4"/>Console.WriteLine("Hello again!");</text:p>
          <text:p text:style-name="P44"><text:s text:c="4"/>Console.WriteLine(counter);</text:p>
          <text:p text:style-name="P45">}</text:p>
          <text:p text:style-name="P46">Console.WriteLine("Done");</text:p>
        </text:list-item>
        <text:list-item>
          <text:p text:style-name="P36">This loop will also execute forever because the loop condition uses the variable <text:span text:style-name="Source_Text">num1</text:span>, but the loop body changes the variable <text:span text:style-name="Source_Text">num2</text:span>:</text:p>
          <text:p text:style-name="P47">int num1 = 0, num2 = 0;</text:p>
          <text:p text:style-name="P48">while(num1 &lt;= 5)</text:p>
          <text:p text:style-name="P49">{</text:p>
          <text:p text:style-name="P50"><text:s text:c="4"/>Console.WriteLine("Hello again!");</text:p>
          <text:p text:style-name="P51"><text:s text:c="4"/>Console.WriteLine(num1);</text:p>
          <text:p text:style-name="P52"><text:s text:c="4"/>num2++;</text:p>
          <text:p text:style-name="P53">}</text:p>
          <text:p text:style-name="P54">Console.WriteLine("Done");</text:p>
        </text:list-item>
        <text:list-item>
          <text:p text:style-name="P36">It’s not enough for the loop body to simply change the variable; it must change the variable in a way that will eventually <text:span text:style-name="T2">make the condition false</text:span></text:p>
          <text:list text:style-name="L6">
            <text:list-item>
              <text:p text:style-name="P55">For example, if the loop condition is <text:span text:style-name="Source_Text">counter &lt;= 5</text:span>, then the loop body must increase the value of <text:span text:style-name="Source_Text">counter</text:span> so that it is eventually greater than 5</text:p>
            </text:list-item>
            <text:list-item>
              <text:p text:style-name="P55">This loop will execute forever, even though it changes the right variable, because it changes the value in the wrong “direction”:</text:p>
              <text:p text:style-name="P56">int number = 10;</text:p>
              <text:p text:style-name="P57">while(number &gt;= 0)</text:p>
              <text:p text:style-name="P58">{</text:p>
              <text:p text:style-name="P59"><text:s text:c="4"/>Console.WriteLine("Hello again!");</text:p>
              <text:p text:style-name="P60"><text:s text:c="4"/>Console.WriteLine(number);</text:p>
              <text:p text:style-name="P61"><text:s text:c="4"/>number++;</text:p>
              <text:p text:style-name="P62">}</text:p>
              <text:p text:style-name="P55">The loop condition checks to see whether <text:span text:style-name="Source_Text">number</text:span> is <draw:frame draw:style-name="fr1" text:anchor-type="as-char"><draw:object xlink:href="Formula-0/" xlink:type="simple" xlink:show="embed" xlink:actuate="onLoad"/></draw:frame> 0, and <text:span text:style-name="Source_Text">number</text:span> starts out at the value 10. But the loop body increments <text:span text:style-name="Source_Text">number</text:span>, which only moves it further away from 0 in the positive direction. In order for this loop to work correctly, we need to <text:span text:style-name="T2">decrement</text:span> <text:span text:style-name="Source_Text">number</text:span> in the loop body, so that eventually it will be less than 0.</text:p>
            </text:list-item>
            <text:list-item>
              <text:p text:style-name="P55">This loop will execute forever, even though it uses the right variable in the loop body, because it multiplies the variable by 0:</text:p>
              <text:p text:style-name="P63">int number = 0;</text:p>
              <text:p text:style-name="P64">while (number &lt;= 64)</text:p>
              <text:p text:style-name="P65">{</text:p>
              <text:p text:style-name="P66"><text:s text:c="4"/>Console.WriteLine(number);</text:p>
              <text:p text:style-name="P67"><text:s text:c="4"/>number *= 2;</text:p>
              <text:p text:style-name="P68">}</text:p>
              <text:p text:style-name="P55">Since <text:span text:style-name="Source_Text">number</text:span> was initialized to 0, <text:span text:style-name="Source_Text">number *= 2</text:span> does not actually change the value of <text:span text:style-name="Source_Text">number</text:span>: <draw:frame draw:style-name="fr1" text:anchor-type="as-char"><draw:object xlink:href="Formula-2/" xlink:type="simple" xlink:show="embed" xlink:actuate="onLoad"/></draw:frame>. So the loop body will never make the condition <text:span text:style-name="Source_Text">number &lt;= 64</text:span> false.</text:p>
            </text:list-item>
          </text:list>
        </text:list-item>
      </text:list>
      <text:h text:style-name="Heading_20_2" text:outline-level="2"><text:bookmark-start text:name="principles-of-writing-a-while-loop"/>Principles of writing a <text:span text:style-name="Source_Text">while</text:span> loop<text:bookmark-end text:name="principles-of-writing-a-while-loop"/></text:h>
      <text:list text:style-name="L7">
        <text:list-item>
          <text:p text:style-name="P69">When writing a <text:span text:style-name="Source_Text">while</text:span> loop, ask yourself these questions about your program:</text:p>
          <text:list text:style-name="L8">
            <text:list-item>
              <text:p text:style-name="P70">When (under what conditions) do I want the loop to continue?</text:p>
            </text:list-item>
            <text:list-item>
              <text:p text:style-name="P70">When (under what conditions) do I want the loop to stop?</text:p>
            </text:list-item>
            <text:list-item>
              <text:p text:style-name="P70">How will the body of the loop bring it closer to its ending condition?</text:p>
            </text:list-item>
          </text:list>
        </text:list-item>
        <text:list-item>
          <text:p text:style-name="P69">This will help you think clearly about how to write your loop condition. You should write a condition (Boolean expression) that will be <text:span text:style-name="Source_Text">true</text:span> in the circumstances described by (1), and <text:span text:style-name="Source_Text">false</text:span> in the circumstances described by (2)</text:p>
        </text:list-item>
        <text:list-item>
          <text:p text:style-name="P69">Keep your answer to (3) in mind as you write the body of the loop, and make sure the actions in your loop’s body match the condition you wrot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4Z</meta:creation-date>
    <dc:date>2024-08-15T18:01:44Z</dc:date>
  </office:meta>
</office:document-meta>
</file>

<file path=Formula-0/content.xml><?xml version="1.0" encoding="utf-8"?>
<math xmlns="http://www.w3.org/1998/Math/MathML" display="inline">
  <mo>≥</mo>
</math>
</file>

<file path=Formula-2/content.xml><?xml version="1.0" encoding="utf-8"?>
<math xmlns="http://www.w3.org/1998/Math/MathML" display="inline">
  <mrow>
    <mn>2</mn>
    <mo>×</mo>
    <mn>0</mn>
    <mo>=</mo>
    <mn>0</mn>
  </mrow>
</math>
</file>